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0543in"/>
    </style:style>
    <style:style style:name="co10" style:family="table-column">
      <style:table-column-properties fo:break-before="auto" style:column-width="1.2508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9583in"/>
    </style:style>
    <style:style style:name="co14" style:family="table-column">
      <style:table-column-properties fo:break-before="auto" style:column-width="0.6508in"/>
    </style:style>
    <style:style style:name="co15" style:family="table-column">
      <style:table-column-properties fo:break-before="auto" style:column-width="2.6874in"/>
    </style:style>
    <style:style style:name="co16" style:family="table-column">
      <style:table-column-properties fo:break-before="auto" style:column-width="1.248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4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6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44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4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52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53" style:family="table-cell" style:parent-style-name="Default" style:data-style-name="N11">
      <style:table-cell-properties fo:background-color="#81d41a" fo:border="0.74pt solid #000000"/>
    </style:style>
    <style:style style:name="ce54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55" style:family="table-cell" style:parent-style-name="Default" style:data-style-name="N11">
      <style:table-cell-properties fo:background-color="#c9211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9" calcext:value-type="percentage">
            <text:p>-2.19%</text:p>
          </table:table-cell>
          <table:table-cell table:style-name="ce35" table:number-columns-repeated="2"/>
          <table:table-cell table:style-name="ce2"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0274635228141695" calcext:value-type="percentage">
            <text:p>-0.27%</text:p>
          </table:table-cell>
          <table:table-cell table:style-name="ce33"/>
          <table:table-cell/>
          <table:table-cell table:style-name="ce18" table:formula="of:=[.B7]-[.I7]" office:value-type="percentage" office:value="-0.033902625541678" calcext:value-type="percentage">
            <text:p>-3.39%</text:p>
          </table:table-cell>
          <table:table-cell table:style-name="ce18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28" table:formula="of:=[.I8]-[.K8]" office:value-type="percentage" office:value="-0.00438787662503204" calcext:value-type="percentage">
            <text:p>-0.44%</text:p>
          </table:table-cell>
          <table:table-cell table:style-name="ce33"/>
          <table:table-cell/>
          <table:table-cell table:style-name="ce18" table:formula="of:=[.B8]-[.I8]" office:value-type="percentage" office:value="-0.011215906194239" calcext:value-type="percentage">
            <text:p>-1.12%</text:p>
          </table:table-cell>
          <table:table-cell table:style-name="ce18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3015" calcext:value-type="float">
            <text:p>3015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1" calcext:value-type="percentage">
            <text:p>-1.86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8544481264339" calcext:value-type="percentage">
            <text:p>76.85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8" table:formula="of:=[.I16]-[.K16]" office:value-type="percentage" office:value="-0.00439551873566091" calcext:value-type="percentage">
            <text:p>-0.44%</text:p>
          </table:table-cell>
          <table:table-cell table:style-name="ce33"/>
          <table:table-cell/>
          <table:table-cell table:style-name="ce18" table:formula="of:=[.B16]-[.I16]" office:value-type="percentage" office:value="-0.00815702268672003" calcext:value-type="percentage">
            <text:p>-0.82%</text:p>
          </table:table-cell>
          <table:table-cell table:style-name="ce18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03" calcext:value-type="percentage">
            <text:p>-0.84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0665307162886" calcext:value-type="percentage">
            <text:p>93.07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8" table:formula="of:=[.I17]-[.K17]" office:value-type="percentage" office:value="-0.00383469283711402" calcext:value-type="percentage">
            <text:p>-0.38%</text:p>
          </table:table-cell>
          <table:table-cell table:style-name="ce33"/>
          <table:table-cell/>
          <table:table-cell table:style-name="ce18" table:formula="of:=[.B17]-[.I17]" office:value-type="percentage" office:value="-0.00203925567167995" calcext:value-type="percentage">
            <text:p>-0.20%</text:p>
          </table:table-cell>
          <table:table-cell table:style-name="ce18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4975783838899" calcext:value-type="percentage">
            <text:p>76.5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28" table:formula="of:=[.I25]-[.K25]" office:value-type="percentage" office:value="-0.0181442161611011" calcext:value-type="percentage">
            <text:p>-1.81%</text:p>
          </table:table-cell>
          <table:table-cell table:style-name="ce33"/>
          <table:table-cell/>
          <table:table-cell table:style-name="ce18" table:formula="of:=[.B25]-[.I25]" office:value-type="percentage" office:value="-0.076981901605914" calcext:value-type="percentage">
            <text:p>-7.70%</text:p>
          </table:table-cell>
          <table:table-cell table:style-name="ce18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1" calcext:value-type="percentage">
            <text:p>-5.0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7547795054805" calcext:value-type="percentage">
            <text:p>93.7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8" table:formula="of:=[.I26]-[.K26]" office:value-type="percentage" office:value="-0.00291220494519495" calcext:value-type="percentage">
            <text:p>-0.29%</text:p>
          </table:table-cell>
          <table:table-cell table:style-name="ce33"/>
          <table:table-cell/>
          <table:table-cell table:style-name="ce18" table:formula="of:=[.B26]-[.I26]" office:value-type="percentage" office:value="-0.0463930665307161" calcext:value-type="percentage">
            <text:p>-4.64%</text:p>
          </table:table-cell>
          <table:table-cell table:style-name="ce18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209" calcext:value-type="float">
            <text:p>220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63089472342595" calcext:value-type="percentage">
            <text:p>56.3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-0.00213052765740496" calcext:value-type="percentage">
            <text:p>-0.21%</text:p>
          </table:table-cell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5" calcext:value-type="percentage">
            <text:p>-5.5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89956665816977" calcext:value-type="percentage">
            <text:p>79.0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-0.000703334183023041" calcext:value-type="percentage">
            <text:p>-0.07%</text:p>
          </table:table-cell>
          <table:table-cell table:style-name="ce33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70" calcext:value-type="float">
            <text:p>297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7073668111139" calcext:value-type="percentage">
            <text:p>75.7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-0.00422633188886101" calcext:value-type="percentage">
            <text:p>-0.42%</text:p>
          </table:table-cell>
          <table:table-cell table:style-name="ce33"/>
          <table:table-cell/>
          <table:table-cell table:style-name="ce18" table:formula="of:=[.B50]-[.I50]" office:value-type="percentage" office:value="-0.0787662503186329" calcext:value-type="percentage">
            <text:p>-7.88%</text:p>
          </table:table-cell>
          <table:table-cell table:style-name="ce18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0410400203926" calcext:value-type="percentage">
            <text:p>93.04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8" table:formula="of:=[.I51]-[.K51]" office:value-type="percentage" office:value="0.00179040020392596" calcext:value-type="percentage">
            <text:p>0.18%</text:p>
          </table:table-cell>
          <table:table-cell table:style-name="ce33"/>
          <table:table-cell/>
          <table:table-cell table:style-name="ce18" table:formula="of:=[.B51]-[.I51]" office:value-type="percentage" office:value="-0.046902880448637" calcext:value-type="percentage">
            <text:p>-4.69%</text:p>
          </table:table-cell>
          <table:table-cell table:style-name="ce18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762" calcext:value-type="float">
            <text:p>276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04053020647464" calcext:value-type="percentage">
            <text:p>70.4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-0.011866979352536" calcext:value-type="percentage">
            <text:p>-1.19%</text:p>
          </table:table-cell>
          <table:table-cell table:style-name="ce33"/>
          <table:table-cell/>
          <table:table-cell table:style-name="ce18" table:formula="of:=[.B59]-[.I59]" office:value-type="percentage" office:value="-0.066275809329595" calcext:value-type="percentage">
            <text:p>-6.63%</text:p>
          </table:table-cell>
          <table:table-cell table:style-name="ce18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4154983431048" calcext:value-type="percentage">
            <text:p>90.4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4" table:formula="of:=[.I60]-[.K60]" office:value-type="percentage" office:value="0.000334983431048097" calcext:value-type="percentage">
            <text:p>0.03%</text:p>
          </table:table-cell>
          <table:table-cell table:style-name="ce33"/>
          <table:table-cell/>
          <table:table-cell table:style-name="ce18" table:formula="of:=[.B60]-[.I60]" office:value-type="percentage" office:value="-0.0453734386948771" calcext:value-type="percentage">
            <text:p>-4.54%</text:p>
          </table:table-cell>
          <table:table-cell table:style-name="ce18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02" calcext:value-type="float">
            <text:p>28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14249299005863" calcext:value-type="percentage">
            <text:p>71.42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-0.00951070099413698" calcext:value-type="percentage">
            <text:p>-0.95%</text:p>
          </table:table-cell>
          <table:table-cell table:style-name="ce33"/>
          <table:table-cell/>
          <table:table-cell table:style-name="ce18" table:formula="of:=[.B68]-[.I68]" office:value-type="percentage" office:value="-0.072903390262554" calcext:value-type="percentage">
            <text:p>-7.29%</text:p>
          </table:table-cell>
          <table:table-cell table:style-name="ce18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5684425184808" calcext:value-type="percentage">
            <text:p>90.57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0307557481519205" calcext:value-type="percentage">
            <text:p>-0.31%</text:p>
          </table:table-cell>
          <table:table-cell table:style-name="ce33"/>
          <table:table-cell/>
          <table:table-cell table:style-name="ce18" table:formula="of:=[.B69]-[.I69]" office:value-type="percentage" office:value="-0.047922508284477" calcext:value-type="percentage">
            <text:p>-4.79%</text:p>
          </table:table-cell>
          <table:table-cell table:style-name="ce18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/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286" calcext:value-type="float">
            <text:p>228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82717308182513" calcext:value-type="percentage">
            <text:p>58.27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4" table:formula="of:=[.I77]-[.K77]" office:value-type="percentage" office:value="0.00093730818251303" calcext:value-type="percentage">
            <text:p>0.09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08819780780015" calcext:value-type="percentage">
            <text:p>80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0.00257978078001508" calcext:value-type="percentage">
            <text:p>0.26%</text:p>
          </table:table-cell>
          <table:table-cell table:style-name="ce33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 table:style-name="Default"/>
          <table:table-cell table:style-name="ce4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1</text:p>
          </table:table-cell>
          <table:table-cell table:style-name="ce11" office:value-type="float" office:value="2877" calcext:value-type="float">
            <text:p>287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5</text:p>
          </table:table-cell>
          <table:table-cell table:style-name="ce11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1</text:p>
          </table:table-cell>
          <table:table-cell table:style-name="ce18" office:value-type="percentage" office:value="0.733367320927861" calcext:value-type="percentage">
            <text:p>73.3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-0.0088126790721389" calcext:value-type="percentage">
            <text:p>-0.88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5</text:p>
          </table:table-cell>
          <table:table-cell table:style-name="ce18" office:value-type="percentage" office:value="0.917410145296967" calcext:value-type="percentage">
            <text:p>91.74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8" table:formula="of:=[.I87]-[.K87]" office:value-type="percentage" office:value="-0.00100985470303305" calcext:value-type="percentage">
            <text:p>-0.10%</text:p>
          </table:table-cell>
          <table:table-cell table:style-name="ce33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5" table:default-cell-style-name="Default"/>
        <table:table-column table:style-name="co1" table:default-cell-style-name="ce33"/>
        <table:table-column table:style-name="co4" table:default-cell-style-name="ce33"/>
        <table:table-column table:style-name="co1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33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38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38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5"/>
          <table:table-cell table:style-name="ce4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11" calcext:value-type="float">
            <text:p>71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9" calcext:value-type="percentage">
            <text:p>-2.19%</text:p>
          </table:table-cell>
          <table:table-cell table:style-name="ce35"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11" calcext:value-type="percentage">
            <text:p>71.1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18" table:formula="of:=[.B7]-[.I7]" office:value-type="percentage" office:value="-0.0288689778230949" calcext:value-type="percentage">
            <text:p>-2.89%</text:p>
          </table:table-cell>
          <table:table-cell table:style-name="ce18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09" calcext:value-type="percentage">
            <text:p>90.9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18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18" table:formula="of:=[.B8]-[.I8]" office:value-type="percentage" office:value="-0.021923782819271" calcext:value-type="percentage">
            <text:p>-2.19%</text:p>
          </table:table-cell>
          <table:table-cell table:style-name="ce18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5"/>
          <table:table-cell table:style-name="ce4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81" calcext:value-type="float">
            <text:p>78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1" calcext:value-type="percentage">
            <text:p>-1.86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81" calcext:value-type="percentage">
            <text:p>78.1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8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18" table:formula="of:=[.B16]-[.I16]" office:value-type="percentage" office:value="-0.020612541422381" calcext:value-type="percentage">
            <text:p>-2.06%</text:p>
          </table:table-cell>
          <table:table-cell table:style-name="ce18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03" calcext:value-type="percentage">
            <text:p>-0.84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39" calcext:value-type="percentage">
            <text:p>93.9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8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18" table:formula="of:=[.B17]-[.I17]" office:value-type="percentage" office:value="-0.0103739485087939" calcext:value-type="percentage">
            <text:p>-1.04%</text:p>
          </table:table-cell>
          <table:table-cell table:style-name="ce18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5"/>
          <table:table-cell table:style-name="ce4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74" calcext:value-type="float">
            <text:p>774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74" calcext:value-type="percentage">
            <text:p>77.4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18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18" table:formula="of:=[.B25]-[.I25]" office:value-type="percentage" office:value="-0.0860061177670151" calcext:value-type="percentage">
            <text:p>-8.60%</text:p>
          </table:table-cell>
          <table:table-cell table:style-name="ce18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1" calcext:value-type="percentage">
            <text:p>-5.09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47" calcext:value-type="percentage">
            <text:p>94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8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18" table:formula="of:=[.B26]-[.I26]" office:value-type="percentage" office:value="-0.055845271475911" calcext:value-type="percentage">
            <text:p>-5.58%</text:p>
          </table:table-cell>
          <table:table-cell table:style-name="ce18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577" calcext:value-type="float">
            <text:p>57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577" calcext:value-type="percentage">
            <text:p>57.7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5" calcext:value-type="percentage">
            <text:p>-5.59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802" calcext:value-type="percentage">
            <text:p>80.2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63" calcext:value-type="float">
            <text:p>76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16"/>
          <table:covered-table-cell table:style-name="ce23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63" calcext:value-type="percentage">
            <text:p>76.3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18" table:formula="of:=[.B50]-[.I50]" office:value-type="percentage" office:value="-0.084692582207494" calcext:value-type="percentage">
            <text:p>-8.47%</text:p>
          </table:table-cell>
          <table:table-cell table:style-name="ce18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34" calcext:value-type="percentage">
            <text:p>93.4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8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18" table:formula="of:=[.B51]-[.I51]" office:value-type="percentage" office:value="-0.0504924802447111" calcext:value-type="percentage">
            <text:p>-5.05%</text:p>
          </table:table-cell>
          <table:table-cell table:style-name="ce18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22" calcext:value-type="float">
            <text:p>72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16"/>
          <table:covered-table-cell table:style-name="ce23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22" calcext:value-type="percentage">
            <text:p>72.2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18" table:formula="of:=[.B59]-[.I59]" office:value-type="percentage" office:value="-0.084222788682131" calcext:value-type="percentage">
            <text:p>-8.42%</text:p>
          </table:table-cell>
          <table:table-cell table:style-name="ce18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1" calcext:value-type="percentage">
            <text:p>91.0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8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18" table:formula="of:=[.B60]-[.I60]" office:value-type="percentage" office:value="-0.0512184552638291" calcext:value-type="percentage">
            <text:p>-5.12%</text:p>
          </table:table-cell>
          <table:table-cell table:style-name="ce18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30" calcext:value-type="float">
            <text:p>73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16"/>
          <table:covered-table-cell table:style-name="ce23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3" calcext:value-type="percentage">
            <text:p>73.0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18" table:formula="of:=[.B68]-[.I68]" office:value-type="percentage" office:value="-0.088654091256691" calcext:value-type="percentage">
            <text:p>-8.87%</text:p>
          </table:table-cell>
          <table:table-cell table:style-name="ce18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08" calcext:value-type="percentage">
            <text:p>90.8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18" table:formula="of:=[.B69]-[.I69]" office:value-type="percentage" office:value="-0.050238083099669" calcext:value-type="percentage">
            <text:p>-5.02%</text:p>
          </table:table-cell>
          <table:table-cell table:style-name="ce18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11" office:value-type="float" office:value="612" calcext:value-type="float">
            <text:p>61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11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18" office:value-type="percentage" office:value="0.612" calcext:value-type="percentage">
            <text:p>61.2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8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18" office:value-type="percentage" office:value="0.817" calcext:value-type="percentage">
            <text:p>81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4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11" office:value-type="float" office:value="746" calcext:value-type="float">
            <text:p>74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11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18" office:value-type="percentage" office:value="0.746" calcext:value-type="percentage">
            <text:p>74.6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18" office:value-type="percentage" office:value="0.927" calcext:value-type="percentage">
            <text:p>92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8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3"/>
        </table:table-row>
        <table:table-row table:style-name="ro5">
          <table:table-cell table:style-name="ce31" table:formula="of:=AVERAGE([.C11];[.C23];[.C35];[.C56];[.C68])" office:value-type="percentage" office:value="-0.106143257710935" calcext:value-type="percentage">
            <text:p>-10.61%</text:p>
          </table:table-cell>
          <table:table-cell table:style-name="ce31" table:formula="of:=AVERAGE([.C12];[.C69])" office:value-type="percentage" office:value="-0.0880703543206731" calcext:value-type="percentage">
            <text:p>-8.81%</text:p>
          </table:table-cell>
          <table:table-cell table:number-columns-repeated="3"/>
        </table:table-row>
        <table:table-row table:style-name="ro5" table:number-rows-repeated="2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/>
          <table:table-cell table:style-name="ce11" office:value-type="float" office:value="2284" calcext:value-type="float">
            <text:p>228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table-cell/>
          <table:table-cell table:style-name="ce11" office:value-type="float" office:value="3220" calcext:value-type="float">
            <text:p>322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2131022176905" calcext:value-type="percentage">
            <text:p>68.21%</text:p>
          </table:table-cell>
          <table:table-cell table:style-name="ce31" table:formula="of:=[.D11]-[.B11]" office:value-type="percentage" office:value="-0.0999235279123121" calcext:value-type="percentage">
            <text:p>-9.99%</text:p>
          </table:table-cell>
          <table:table-cell table:style-name="ce18" office:value-type="percentage" office:value="0.582207494264593" calcext:value-type="percentage">
            <text:p>58.2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7076217180729" calcext:value-type="percentage">
            <text:p>88.71%</text:p>
          </table:table-cell>
          <table:table-cell table:style-name="ce42" table:formula="of:=[.D12]-[.B12]" office:value-type="percentage" office:value="-0.0662758093295951" calcext:value-type="percentage">
            <text:p>-6.63%</text:p>
          </table:table-cell>
          <table:table-cell table:style-name="ce18" office:value-type="percentage" office:value="0.820800407851134" calcext:value-type="percentage">
            <text:p>82.08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/>
          <table:table-cell table:style-name="ce11" office:value-type="float" office:value="2702" calcext:value-type="float">
            <text:p>270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table-cell/>
          <table:table-cell table:style-name="ce11" office:value-type="float" office:value="3486" calcext:value-type="float">
            <text:p>3486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760387458577619" calcext:value-type="percentage">
            <text:p>76.04%</text:p>
          </table:table-cell>
          <table:table-cell table:style-name="ce43" table:formula="of:=[.D23]-[.B23]" office:value-type="percentage" office:value="-0.071628855467754" calcext:value-type="percentage">
            <text:p>-7.16%</text:p>
          </table:table-cell>
          <table:table-cell table:style-name="ce18" office:value-type="percentage" office:value="0.688758603109865" calcext:value-type="percentage">
            <text:p>68.88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928626051491206" calcext:value-type="percentage">
            <text:p>92.86%</text:p>
          </table:table-cell>
          <table:table-cell table:style-name="ce43" table:formula="of:=[.D24]-[.B24]" office:value-type="percentage" office:value="-0.0400203925567171" calcext:value-type="percentage">
            <text:p>-4.00%</text:p>
          </table:table-cell>
          <table:table-cell table:style-name="ce18" office:value-type="percentage" office:value="0.888605658934489" calcext:value-type="percentage">
            <text:p>88.86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/>
          <table:table-cell table:style-name="ce11" office:value-type="float" office:value="2116" calcext:value-type="float">
            <text:p>2116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table-cell/>
          <table:table-cell table:style-name="ce11" office:value-type="float" office:value="3089" calcext:value-type="float">
            <text:p>308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48" table:formula="of:=[.D35]-[.B35]" office:value-type="percentage" office:value="-0.138924292633189" calcext:value-type="percentage">
            <text:p>-13.89%</text:p>
          </table:table-cell>
          <table:table-cell table:style-name="ce18" office:value-type="percentage" office:value="0.539383125159317" calcext:value-type="percentage">
            <text:p>53.94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3507519755289" calcext:value-type="percentage">
            <text:p>88.35%</text:p>
          </table:table-cell>
          <table:table-cell table:style-name="ce49" table:formula="of:=[.D36]-[.B36]" office:value-type="percentage" office:value="-0.096099923527912" calcext:value-type="percentage">
            <text:p>-9.61%</text:p>
          </table:table-cell>
          <table:table-cell table:style-name="ce18" office:value-type="percentage" office:value="0.787407596227377" calcext:value-type="percentage">
            <text:p>78.74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/>
          <table:table-cell table:style-name="ce11" office:value-type="float" office:value="2369" calcext:value-type="float">
            <text:p>236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table-cell/>
          <table:table-cell table:style-name="ce11" office:value-type="float" office:value="3264" calcext:value-type="float">
            <text:p>326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49" table:formula="of:=[.D56]-[.B56]" office:value-type="percentage" office:value="-0.0841192964567929" calcext:value-type="percentage">
            <text:p>-8.41%</text:p>
          </table:table-cell>
          <table:table-cell table:style-name="ce18" office:value-type="percentage" office:value="0.603874585776192" calcext:value-type="percentage">
            <text:p>60.39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49" table:formula="of:=[.D57]-[.B57]" office:value-type="percentage" office:value="-0.0591384144787149" calcext:value-type="percentage">
            <text:p>-5.91%</text:p>
          </table:table-cell>
          <table:table-cell table:style-name="ce18" office:value-type="percentage" office:value="0.832016314045374" calcext:value-type="percentage">
            <text:p>83.2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/>
          <table:table-cell table:style-name="ce11" office:value-type="float" office:value="1982" calcext:value-type="float">
            <text:p>198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table-cell/>
          <table:table-cell table:style-name="ce11" office:value-type="float" office:value="2934" calcext:value-type="float">
            <text:p>293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49" table:formula="of:=[.D68]-[.B68]" office:value-type="percentage" office:value="-0.136120316084629" calcext:value-type="percentage">
            <text:p>-13.61%</text:p>
          </table:table-cell>
          <table:table-cell table:style-name="ce18" office:value-type="percentage" office:value="0.50522559265868" calcext:value-type="percentage">
            <text:p>50.5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48" table:formula="of:=[.D69]-[.B69]" office:value-type="percentage" office:value="-0.109864899311751" calcext:value-type="percentage">
            <text:p>-10.99%</text:p>
          </table:table-cell>
          <table:table-cell table:style-name="ce18" office:value-type="percentage" office:value="0.74789701758858" calcext:value-type="percentage">
            <text:p>74.79%</text:p>
          </table:table-cell>
          <table:table-cell table:style-name="ce4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2"/>
        <table:table-column table:style-name="co16" table:default-cell-style-name="Default"/>
        <table:table-column table:style-name="co1" table:number-columns-repeated="3" table:default-cell-style-name="Default"/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3"/>
        </table:table-row>
        <table:table-row table:style-name="ro5">
          <table:table-cell table:style-name="ce31" table:formula="of:=AVERAGE([.C12];[.C24];[.C36];[.C55];[.C66];[.C77];[.C88];[.C100];[.C112])" office:value-type="percentage" office:value="-0.135752117143909" calcext:value-type="percentage">
            <text:p>-13.58%</text:p>
          </table:table-cell>
          <table:table-cell table:style-name="ce31" table:formula="of:=AVERAGE([.C13];[.C25];[.C37];[.C56];[.C67];[.C78];[.C89];[.C101];[.C113])" office:value-type="percentage" office:value="-0.0937491149063928" calcext:value-type="percentage">
            <text:p>-9.37%</text:p>
          </table:table-cell>
          <table:table-cell table:number-columns-repeated="3"/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MobileNetV2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/>
          <table:table-cell table:style-name="ce11" office:value-type="float" office:value="2319" calcext:value-type="float">
            <text:p>231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table-cell/>
          <table:table-cell table:style-name="ce11" office:value-type="float" office:value="3240" calcext:value-type="float">
            <text:p>324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31" table:formula="of:=[.D12]-[.B12]" office:value-type="percentage" office:value="-0.12490440989039" calcext:value-type="percentage">
            <text:p>-12.49%</text:p>
          </table:table-cell>
          <table:table-cell table:style-name="ce18" office:value-type="percentage" office:value="0.591129237828193" calcext:value-type="percentage">
            <text:p>59.11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42" table:formula="of:=[.D13]-[.B13]" office:value-type="percentage" office:value="-0.072393576344634" calcext:value-type="percentage">
            <text:p>-7.24%</text:p>
          </table:table-cell>
          <table:table-cell table:style-name="ce18" office:value-type="percentage" office:value="0.825898547030334" calcext:value-type="percentage">
            <text:p>82.59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3015" calcext:value-type="float">
            <text:p>3015</text:p>
          </table:table-cell>
          <table:table-cell/>
          <table:table-cell table:style-name="ce11" office:value-type="float" office:value="2757" calcext:value-type="float">
            <text:p>2757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51" calcext:value-type="float">
            <text:p>3651</text:p>
          </table:table-cell>
          <table:table-cell/>
          <table:table-cell table:style-name="ce11" office:value-type="float" office:value="3509" calcext:value-type="float">
            <text:p>350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68544481264339" calcext:value-type="percentage">
            <text:p>76.85%</text:p>
          </table:table-cell>
          <table:table-cell table:style-name="ce52" table:formula="of:=[.D24]-[.B24]" office:value-type="percentage" office:value="-0.065765995411675" calcext:value-type="percentage">
            <text:p>-6.58%</text:p>
          </table:table-cell>
          <table:table-cell table:style-name="ce18" office:value-type="percentage" office:value="0.702778485852664" calcext:value-type="percentage">
            <text:p>70.28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0665307162886" calcext:value-type="percentage">
            <text:p>93.07%</text:p>
          </table:table-cell>
          <table:table-cell table:style-name="ce53" table:formula="of:=[.D25]-[.B25]" office:value-type="percentage" office:value="-0.036196788172318" calcext:value-type="percentage">
            <text:p>-3.62%</text:p>
          </table:table-cell>
          <table:table-cell table:style-name="ce18" office:value-type="percentage" office:value="0.894468518990568" calcext:value-type="percentage">
            <text:p>89.45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152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3001" calcext:value-type="float">
            <text:p>3001</text:p>
          </table:table-cell>
          <table:table-cell/>
          <table:table-cell table:style-name="ce11" office:value-type="float" office:value="2682" calcext:value-type="float">
            <text:p>268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78" calcext:value-type="float">
            <text:p>3678</text:p>
          </table:table-cell>
          <table:table-cell/>
          <table:table-cell table:style-name="ce11" office:value-type="float" office:value="3517" calcext:value-type="float">
            <text:p>3517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64975783838899" calcext:value-type="percentage">
            <text:p>76.50%</text:p>
          </table:table-cell>
          <table:table-cell table:style-name="ce31" table:formula="of:=[.D36]-[.B36]" office:value-type="percentage" office:value="-0.0813153199082339" calcext:value-type="percentage">
            <text:p>-8.13%</text:p>
          </table:table-cell>
          <table:table-cell table:style-name="ce18" office:value-type="percentage" office:value="0.683660463930665" calcext:value-type="percentage">
            <text:p>68.37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7547795054805" calcext:value-type="percentage">
            <text:p>93.75%</text:p>
          </table:table-cell>
          <table:table-cell table:style-name="ce42" table:formula="of:=[.D37]-[.B37]" office:value-type="percentage" office:value="-0.0410400203925571" calcext:value-type="percentage">
            <text:p>-4.10%</text:p>
          </table:table-cell>
          <table:table-cell table:style-name="ce18" office:value-type="percentage" office:value="0.896507774662248" calcext:value-type="percentage">
            <text:p>89.65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AlexNet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209" calcext:value-type="float">
            <text:p>2209</text:p>
          </table:table-cell>
          <table:table-cell/>
          <table:table-cell table:style-name="ce11" office:value-type="float" office:value="1383" calcext:value-type="float">
            <text:p>1383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099" calcext:value-type="float">
            <text:p>3099</text:p>
          </table:table-cell>
          <table:table-cell/>
          <table:table-cell table:style-name="ce11" office:value-type="float" office:value="2315" calcext:value-type="float">
            <text:p>2315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563089472342595" calcext:value-type="percentage">
            <text:p>56.31%</text:p>
          </table:table-cell>
          <table:table-cell table:style-name="ce31" table:formula="of:=[.D55]-[.B55]" office:value-type="percentage" office:value="-0.210553148100943" calcext:value-type="percentage">
            <text:p>-21.06%</text:p>
          </table:table-cell>
          <table:table-cell table:style-name="ce18" office:value-type="percentage" office:value="0.352536324241652" calcext:value-type="percentage">
            <text:p>35.25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789956665816977" calcext:value-type="percentage">
            <text:p>79.00%</text:p>
          </table:table-cell>
          <table:table-cell table:style-name="ce42" table:formula="of:=[.D56]-[.B56]" office:value-type="percentage" office:value="-0.199847055824624" calcext:value-type="percentage">
            <text:p>-19.98%</text:p>
          </table:table-cell>
          <table:table-cell table:style-name="ce18" office:value-type="percentage" office:value="0.590109609992353" calcext:value-type="percentage">
            <text:p>59.01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970" calcext:value-type="float">
            <text:p>2970</text:p>
          </table:table-cell>
          <table:table-cell/>
          <table:table-cell table:style-name="ce11" office:value-type="float" office:value="2525" calcext:value-type="float">
            <text:p>2525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50" calcext:value-type="float">
            <text:p>3650</text:p>
          </table:table-cell>
          <table:table-cell/>
          <table:table-cell table:style-name="ce11" office:value-type="float" office:value="3419" calcext:value-type="float">
            <text:p>341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57073668111139" calcext:value-type="percentage">
            <text:p>75.71%</text:p>
          </table:table-cell>
          <table:table-cell table:style-name="ce31" table:formula="of:=[.D66]-[.B66]" office:value-type="percentage" office:value="-0.11343359673719" calcext:value-type="percentage">
            <text:p>-11.34%</text:p>
          </table:table-cell>
          <table:table-cell table:style-name="ce18" office:value-type="percentage" office:value="0.643640071373949" calcext:value-type="percentage">
            <text:p>64.36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0410400203926" calcext:value-type="percentage">
            <text:p>93.04%</text:p>
          </table:table-cell>
          <table:table-cell table:style-name="ce42" table:formula="of:=[.D67]-[.B67]" office:value-type="percentage" office:value="-0.0588835075197559" calcext:value-type="percentage">
            <text:p>-5.89%</text:p>
          </table:table-cell>
          <table:table-cell table:style-name="ce18" office:value-type="percentage" office:value="0.87152689268417" calcext:value-type="percentage">
            <text:p>87.15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762" calcext:value-type="float">
            <text:p>2762</text:p>
          </table:table-cell>
          <table:table-cell/>
          <table:table-cell table:style-name="ce11" office:value-type="float" office:value="2288" calcext:value-type="float">
            <text:p>2288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47" calcext:value-type="float">
            <text:p>3547</text:p>
          </table:table-cell>
          <table:table-cell/>
          <table:table-cell table:style-name="ce11" office:value-type="float" office:value="3233" calcext:value-type="float">
            <text:p>3233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04053020647464" calcext:value-type="percentage">
            <text:p>70.41%</text:p>
          </table:table-cell>
          <table:table-cell table:style-name="ce31" table:formula="of:=[.D77]-[.B77]" office:value-type="percentage" office:value="-0.120825898547031" calcext:value-type="percentage">
            <text:p>-12.08%</text:p>
          </table:table-cell>
          <table:table-cell table:style-name="ce18" office:value-type="percentage" office:value="0.583227122100433" calcext:value-type="percentage">
            <text:p>58.3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04154983431048" calcext:value-type="percentage">
            <text:p>90.42%</text:p>
          </table:table-cell>
          <table:table-cell table:style-name="ce42" table:formula="of:=[.D78]-[.B78]" office:value-type="percentage" office:value="-0.0800407851134341" calcext:value-type="percentage">
            <text:p>-8.00%</text:p>
          </table:table-cell>
          <table:table-cell table:style-name="ce18" office:value-type="percentage" office:value="0.824114198317614" calcext:value-type="percentage">
            <text:p>82.41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2" calcext:value-type="float">
            <text:p>2802</text:p>
          </table:table-cell>
          <table:table-cell/>
          <table:table-cell table:style-name="ce11" office:value-type="float" office:value="2365" calcext:value-type="float">
            <text:p>2365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53" calcext:value-type="float">
            <text:p>3553</text:p>
          </table:table-cell>
          <table:table-cell/>
          <table:table-cell table:style-name="ce11" office:value-type="float" office:value="3263" calcext:value-type="float">
            <text:p>3263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4249299005863" calcext:value-type="percentage">
            <text:p>71.42%</text:p>
          </table:table-cell>
          <table:table-cell table:style-name="ce31" table:formula="of:=[.D88]-[.B88]" office:value-type="percentage" office:value="-0.111394341065511" calcext:value-type="percentage">
            <text:p>-11.14%</text:p>
          </table:table-cell>
          <table:table-cell table:style-name="ce18" office:value-type="percentage" office:value="0.602854957940352" calcext:value-type="percentage">
            <text:p>60.29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05684425184808" calcext:value-type="percentage">
            <text:p>90.57%</text:p>
          </table:table-cell>
          <table:table-cell table:style-name="ce42" table:formula="of:=[.D89]-[.B89]" office:value-type="percentage" office:value="-0.073923018098395" calcext:value-type="percentage">
            <text:p>-7.39%</text:p>
          </table:table-cell>
          <table:table-cell table:style-name="ce18" office:value-type="percentage" office:value="0.831761407086413" calcext:value-type="percentage">
            <text:p>83.18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/>
          <table:table-cell table:style-name="ce11" office:value-type="float" office:value="1630" calcext:value-type="float">
            <text:p>1630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table-cell/>
          <table:table-cell table:style-name="ce11" office:value-type="float" office:value="2620" calcext:value-type="float">
            <text:p>262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54" table:formula="of:=[.D100]-[.B100]" office:value-type="percentage" office:value="-0.300535304613816" calcext:value-type="percentage">
            <text:p>-30.05%</text:p>
          </table:table-cell>
          <table:table-cell table:style-name="ce18" office:value-type="percentage" office:value="0.415498343104767" calcext:value-type="percentage">
            <text:p>41.55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55" table:formula="of:=[.D101]-[.B101]" office:value-type="percentage" office:value="-0.230435890899821" calcext:value-type="percentage">
            <text:p>-23.04%</text:p>
          </table:table-cell>
          <table:table-cell table:style-name="ce18" office:value-type="percentage" office:value="0.667856232475147" calcext:value-type="percentage">
            <text:p>66.79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 BN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77" calcext:value-type="float">
            <text:p>2877</text:p>
          </table:table-cell>
          <table:table-cell/>
          <table:table-cell table:style-name="ce11" office:value-type="float" office:value="2512" calcext:value-type="float">
            <text:p>251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99" calcext:value-type="float">
            <text:p>3599</text:p>
          </table:table-cell>
          <table:table-cell/>
          <table:table-cell table:style-name="ce11" office:value-type="float" office:value="3399" calcext:value-type="float">
            <text:p>339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33367320927861" calcext:value-type="percentage">
            <text:p>73.34%</text:p>
          </table:table-cell>
          <table:table-cell table:style-name="ce31" table:formula="of:=[.D112]-[.B112]" office:value-type="percentage" office:value="-0.093041040020392" calcext:value-type="percentage">
            <text:p>-9.30%</text:p>
          </table:table-cell>
          <table:table-cell table:style-name="ce18" office:value-type="percentage" office:value="0.640326280907469" calcext:value-type="percentage">
            <text:p>64.03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17410145296967" calcext:value-type="percentage">
            <text:p>91.74%</text:p>
          </table:table-cell>
          <table:table-cell table:style-name="ce42" table:formula="of:=[.D113]-[.B113]" office:value-type="percentage" office:value="-0.050981391791996" calcext:value-type="percentage">
            <text:p>-5.10%</text:p>
          </table:table-cell>
          <table:table-cell table:style-name="ce18" office:value-type="percentage" office:value="0.866428753504971" calcext:value-type="percentage">
            <text:p>86.64%</text:p>
          </table:table-cell>
          <table:table-cell table:style-name="ce47" office:value-type="string" calcext:value-type="string">
            <text:p>TOP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2:00:46.344832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14T12:06:29.442416154</dc:date>
    <meta:editing-duration>P1DT9H28M34S</meta:editing-duration>
    <meta:editing-cycles>78</meta:editing-cycles>
    <meta:generator>LibreOffice/7.0.3.1$Linux_X86_64 LibreOffice_project/00$Build-1</meta:generator>
    <meta:document-statistic meta:table-count="4" meta:cell-count="1072" meta:object-count="0"/>
  </office:meta>
</office:document-meta>
</file>